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normal" style:font-style-asian="normal" style:font-style-complex="normal"/>
    </style:style>
    <style:style style:name="P2" style:family="paragraph" style:parent-style-name="Text_20_body">
      <style:paragraph-properties fo:text-align="start"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style:text-properties fo:font-style="normal" style:font-style-asian="normal" style:font-style-complex="normal"/>
    </style:style>
    <style:style style:name="P5" style:family="paragraph" style:parent-style-name="Heading_20_2">
      <style:paragraph-properties fo:text-align="center" style:justify-single-word="false"/>
    </style:style>
    <style:style style:name="P6" style:family="paragraph" style:parent-style-name="Heading_20_3">
      <style:paragraph-properties fo:text-align="center" style:justify-single-word="false"/>
    </style:style>
    <style:style style:name="P7" style:family="paragraph" style:parent-style-name="Heading_20_3">
      <style:paragraph-properties fo:text-align="center" style:justify-single-word="false"/>
      <style:text-properties fo:font-style="normal" style:font-style-asian="normal" style:font-style-complex="normal"/>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ogrammering-notater </text:h>
      <text:p text:style-name="P1"/>
      <text:h text:style-name="P3" text:outline-level="1">Css </text:h>
      <text:h text:style-name="P5" text:outline-level="2">Units</text:h>
      <text:h text:style-name="P6" text:outline-level="3">Rem</text:h>
      <text:p text:style-name="P2">Rem er en relativ målenhet i css som er knytt til font rot-elementet i html, som regel er dette 16px. Fordelen med rem er at dersom en bruker har definert font-sizen i nettleseren eller enheten har en annen rot-størrelse en 16px. Så vil Rem tilpasse seg dette automatisk. Rem er på denne måten bedre enn piksler, som er mer regid og kunne finne på å ikke endre seg.</text:p>
      <text:p text:style-name="P2"/>
      <text:p text:style-name="P2">Fordi 1 rem = 16px så kan det være vanskelig å finne rett verdi når man skal bruke rem som enhet. Det finnes derimot et kjapt og skittent triks som gjør dette enklere. Dersom skriver følgende kode i css filen så vil 1 rem = 10px, noe som vil gjøre utregningene og bruken av rem mye lettere. </text:p>
      <text:p text:style-name="P2"/>
      <text:p text:style-name="P2">Html {</text:p>
      <text:p text:style-name="P2">font-size: 62.5%; </text:p>
      <text:p text:style-name="P2">} </text:p>
      <text:p text:style-name="P2"/>
      <text:p text:style-name="P2">Da vil 2.1 rem være lik 21 px. </text:p>
      <text:p text:style-name="P2"/>
      <text:h text:style-name="P6" text:outline-level="3">Ch</text:h>
      <text:p text:style-name="P2">Ch er en målenhet som oftest brukes på fonts. Ch angir lengden av bokstaven i fonten man bruker. Dette gjør at man enkelt kan justere lengden på et paragraf. En tommerfingel-regel er at man ikke ønsker mer enn 75 karakterer på en linje. Dette er fordi mange mener det er enklere å lese linjer som har denne lengden, eller eventuelt kortere lengde. <text:s/></text:p>
      <text:p text:style-name="P2"/>
      <text:h text:style-name="P7" text:outline-level="3">Width – prosent </text:h>
      <text:p text:style-name="P2"><text:span text:style-name="T1">Når man skal definere width er det ofte lurt og bruke prosentandeler. Dette er fordi prosenten utgjør hvor stor plass av bildet elementet skal ta. Den store fordelen med dette er at størrelsen da skalerer ser automatisk etter skjermstørrelse eller "zooming". </text:span></text:p>
      <text:p text:style-name="P2"><text:span text:style-name="T1"/></text:p>
      <text:p text:style-name="P2"><text:span text:style-name="T1">Det er også lurt og sette en maks-width i tilegg når man bruker prosenter som en enhet i css. Dette er for å hindre at elementet ikke blir for stort eller tar for mye plass på skjermen når man zoomer.</text:span></text:p>
      <text:p text:style-name="P2"><text:span text:style-name="T1"><text:s/></text:span></text:p>
      <text:h text:style-name="P6" text:outline-level="3"><text:soft-page-break/><text:span text:style-name="T1">Height</text:span></text:h>
      <text:p text:style-name="P2"><text:span text:style-name="T1">Man bør aller helst unngå å sitte en størrelse på høyden i en css klasse. Dersom man absolutt må så kan det være lurt å bruke min-hight istedet for hight. Dette vil fungere bedre med kompabilitet og når brukeren zoomer. </text:span></text:p>
      <text:h text:style-name="P6" text:outline-level="3"><text:span text:style-name="T1">Padding/Margin</text:span></text:h>
      <text:p text:style-name="P2"><text:span text:style-name="T1">Her er det lurt å bruke em eller rem. Det kan være lurt å bruke em som padding, fordi paddingen da vil endre tykkelse basert på fonten man bruker inni elemen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M56S</meta:editing-duration>
    <meta:editing-cycles>3</meta:editing-cycles>
    <meta:generator>OpenOffice/4.1.8$Win32 OpenOffice.org_project/418m3$Build-9803</meta:generator>
    <dc:date>2021-03-11T17:06:26.19</dc:date>
    <meta:document-statistic meta:table-count="0" meta:image-count="0" meta:object-count="0" meta:page-count="2" meta:paragraph-count="20" meta:word-count="362" meta:character-count="1975"/>
    <dc:creator>Øystein Ellingsen</dc:creator>
    <meta:user-defined meta:name="Info 1"/>
    <meta:user-defined meta:name="Info 2"/>
    <meta:user-defined meta:name="Info 3"/>
    <meta:user-defined meta:name="Info 4"/>
  </office:meta>
</office:document-meta>
</file>